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Serif" svg:font-family="Liberation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 svg:font-family="'Liberation Sans'"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2" style:family="table">
      <style:table-properties style:width="6.6931in" table:align="margins"/>
    </style:style>
    <style:style style:name="Tableau2.A" style:family="table-column">
      <style:table-column-properties style:column-width="2.2313in" style:rel-column-width="21845*"/>
    </style:style>
    <style:style style:name="Tableau2.1" style:family="table-row">
      <style:table-row-properties style:min-row-height="0.2375in"/>
    </style:style>
    <style:style style:name="Tableau2.A1"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au2.A2" style:family="table-cell">
      <style:table-cell-properties fo:background-color="#ffff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style:tab-stops>
          <style:tab-stop style:position="6.6929in"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Courier"/>
    </style:style>
    <style:style style:name="P4" style:family="paragraph" style:parent-style-name="Text_20_body">
      <style:text-properties style:font-name="Courier" fo:background-color="#ffff00"/>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fo:background-color="#ffff00"/>
    </style:style>
    <style:style style:name="P8" style:family="paragraph" style:parent-style-name="Text_20_body">
      <style:paragraph-properties fo:text-align="center" style:justify-single-word="false"/>
      <style:text-properties officeooo:rsid="000e3e17" officeooo:paragraph-rsid="000e3e17"/>
    </style:style>
    <style:style style:name="P9" style:family="paragraph" style:parent-style-name="Index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00e3e17" officeooo:paragraph-rsid="000e3e17"/>
    </style:style>
    <style:style style:name="P12" style:family="paragraph" style:parent-style-name="Text_20_body">
      <style:paragraph-properties style:writing-mode="page">
        <style:tab-stops>
          <style:tab-stop style:position="6.6929in" style:leader-style="solid" style:leader-text="_"/>
        </style:tab-stops>
      </style:paragraph-properties>
    </style:style>
    <style:style style:name="P13" style:family="paragraph" style:parent-style-name="Text_20_body">
      <style:paragraph-properties fo:text-align="justify" style:justify-single-word="false" style:writing-mode="page">
        <style:tab-stops>
          <style:tab-stop style:position="6.6457in" style:leader-style="solid" style:leader-text="_"/>
        </style:tab-stops>
      </style:paragraph-properties>
    </style:style>
    <style:style style:name="P14" style:family="paragraph" style:parent-style-name="Text_20_body">
      <style:paragraph-properties fo:text-align="justify" style:justify-single-word="false" style:writing-mode="page">
        <style:tab-stops>
          <style:tab-stop style:position="6.6929in" style:type="right" style:leader-style="solid" style:leader-text="_"/>
        </style:tab-stops>
      </style:paragraph-properties>
    </style:style>
    <style:style style:name="P15" style:family="paragraph" style:parent-style-name="Text_20_body">
      <style:paragraph-properties fo:text-align="justify" style:justify-single-word="false" style:writing-mode="page">
        <style:tab-stops>
          <style:tab-stop style:position="6.6575in" style:type="right" style:leader-style="solid" style:leader-text="_"/>
        </style:tab-stops>
      </style:paragraph-properties>
    </style:style>
    <style:style style:name="P16" style:family="paragraph" style:parent-style-name="Text_20_body">
      <style:paragraph-properties fo:text-align="justify" style:justify-single-word="false" style:writing-mode="page">
        <style:tab-stops>
          <style:tab-stop style:position="6.6575in" style:type="right" style:leader-style="solid" style:leader-text="_"/>
        </style:tab-stops>
      </style:paragraph-properties>
      <style:text-properties style:font-name="LiberationSerif" fo:font-size="12pt" fo:background-color="#ffff00"/>
    </style:style>
    <style:style style:name="P17" style:family="paragraph" style:parent-style-name="Text_20_body">
      <style:paragraph-properties fo:text-align="justify" style:justify-single-word="false" style:writing-mode="page">
        <style:tab-stops>
          <style:tab-stop style:position="6.6929in" style:type="right" style:leader-style="solid" style:leader-text="_"/>
        </style:tab-stops>
      </style:paragraph-properties>
      <style:text-properties style:font-name="LiberationSerif" fo:font-size="12pt" fo:background-color="#ffff00"/>
    </style:style>
    <style:style style:name="P18" style:family="paragraph" style:parent-style-name="Text_20_body" style:master-page-name="">
      <style:paragraph-properties style:page-number="auto" style:writing-mode="page">
        <style:tab-stops>
          <style:tab-stop style:position="6.6929in" style:type="right" style:leader-style="solid" style:leader-text="_"/>
        </style:tab-stops>
      </style:paragraph-properties>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background-color="#ffff00" loext:char-shading-value="0"/>
    </style:style>
    <style:style style:name="T4" style:family="text">
      <style:text-properties officeooo:rsid="000e3e17" fo:background-color="#ffff00" loext:char-shading-value="0"/>
    </style:style>
    <style:style style:name="T5" style:family="text">
      <style:text-properties officeooo:rsid="000e5f84" fo:background-color="#ffff00" loext:char-shading-value="0"/>
    </style:style>
    <style:style style:name="T6" style:family="text">
      <style:text-properties officeooo:rsid="000eee99" fo:background-color="#ffff00" loext:char-shading-value="0"/>
    </style:style>
    <style:style style:name="T7" style:family="text">
      <style:text-properties officeooo:rsid="001041ee" fo:background-color="#ffff00" loext:char-shading-value="0"/>
    </style:style>
    <style:style style:name="T8" style:family="text">
      <style:text-properties fo:background-color="transparent" loext:char-shading-value="0"/>
    </style:style>
    <style:style style:name="T9" style:family="text">
      <style:text-properties officeooo:rsid="000e3e17" fo:background-color="transparent" loext:char-shading-value="0"/>
    </style:style>
    <style:style style:name="T10" style:family="text">
      <style:text-properties officeooo:rsid="00132641" fo:background-color="transparent" loext:char-shading-value="0"/>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font-name="Liberation Sans"/>
    </style:style>
    <style:style style:name="T14" style:family="text">
      <style:text-properties style:font-name="Liberation Sans" fo:background-color="#ffff00" loext:char-shading-value="0"/>
    </style:style>
    <style:style style:name="T15" style:family="text">
      <style:text-properties style:font-name="Liberation Sans" officeooo:rsid="000eee99"/>
    </style:style>
    <style:style style:name="T16" style:family="text">
      <style:text-properties style:font-name="LiberationSerif" fo:font-size="12pt" fo:background-color="#ffff00" loext:char-shading-value="0"/>
    </style:style>
    <style:style style:name="T17" style:family="text">
      <style:text-properties style:font-name="LiberationSerif" fo:font-size="12pt" fo:background-color="transparent" loext:char-shading-value="0"/>
    </style:style>
    <style:style style:name="T18" style:family="text">
      <style:text-properties style:font-name="LiberationSerif" fo:font-size="12pt" officeooo:rsid="000e3e17" fo:background-color="transparent" loext:char-shading-value="0"/>
    </style:style>
    <style:style style:name="T19" style:family="text">
      <style:text-properties officeooo:rsid="000e3e17"/>
    </style:style>
    <style:style style:name="T20" style:family="text">
      <style:text-properties officeooo:rsid="000eee99"/>
    </style:style>
    <style:style style:name="T21" style:family="text">
      <style:text-properties officeooo:rsid="001041e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Évaluation </text:p>
      <text:p text:style-name="P6">Durée : 45mn</text:p>
      <text:p text:style-name="P2"><text:line-break/>Répondez directement dans ce fichier en complétant les blancs (signalés par un surlignage jaune).<text:line-break/><text:span text:style-name="T11">Envoyez ce document complété en pièce jointe à </text:span><text:a xlink:type="simple" xlink:href="mailto:lboubchir@univ-paris8.fr" text:style-name="Internet_20_link" text:visited-style-name="Visited_20_Internet_20_Link"><text:span text:style-name="T11">lboubchir@univ-paris8.fr</text:span></text:a><text:span text:style-name="T11"> en précisant « REGROUPEMENT IED JUILLET 2019 » comme sujet du mail. </text:span></text:p>
      <table:table table:name="Tableau2" table:style-name="Tableau2">
        <table:table-column table:style-name="Tableau2.A" table:number-columns-repeated="3"/>
        <table:table-row table:style-name="Tableau2.1">
          <table:table-cell table:style-name="Tableau2.A1" office:value-type="string">
            <text:p text:style-name="P2">Nom</text:p>
          </table:table-cell>
          <table:table-cell table:style-name="Tableau2.A1" office:value-type="string">
            <text:p text:style-name="P10">Prénom</text:p>
          </table:table-cell>
          <table:table-cell table:style-name="Tableau2.A1" office:value-type="string">
            <text:p text:style-name="P10">Numéro étudiant</text:p>
          </table:table-cell>
        </table:table-row>
        <table:table-row table:style-name="TableLine94883144335872">
          <table:table-cell table:style-name="Tableau2.A2" office:value-type="string">
            <text:p text:style-name="P8"/>
          </table:table-cell>
          <table:table-cell table:style-name="Tableau2.A2" office:value-type="string">
            <text:p text:style-name="P11"/>
          </table:table-cell>
          <table:table-cell table:style-name="Tableau2.A2" office:value-type="string">
            <text:p text:style-name="P10"/>
            <text:p text:style-name="P11"/>
          </table:table-cell>
        </table:table-row>
      </table:table>
      <text:p text:style-name="Object_20_index_20_heading"/>
      <text:p text:style-name="Object_20_index_20_heading">Connaissances générales sur Linux et votre machine</text:p>
      <text:p text:style-name="P14"><text:span text:style-name="T8">1) Qu’est-ce qu'un </text:span>système d’exploitation ? <text:span text:style-name="T16"><text:tab/></text:span></text:p>
      <text:p text:style-name="P17"><text:tab/></text:p>
      <text:p text:style-name="P17"><text:tab/></text:p>
      <text:p text:style-name="P16"><text:span text:style-name="T8">2) Quel est le rôle du disque dur ? <text:tab/></text:span></text:p>
      <text:p text:style-name="P17"><text:tab/></text:p>
      <text:p text:style-name="P17"><text:tab/></text:p>
      <text:p text:style-name="P14"><text:span text:style-name="T8">3) Qu’est-ce qu’une partition ?</text:span><text:span text:style-name="T16"><text:tab/></text:span></text:p>
      <text:p text:style-name="P17"><text:tab/></text:p>
      <text:p text:style-name="P15"><text:span text:style-name="T17">4) Que signifie l'acronyme RAM (en anglais) ?</text:span><text:span text:style-name="T16"><text:tab/></text:span></text:p>
      <text:p text:style-name="P17"><text:tab/></text:p>
      <text:p text:style-name="P13"><text:span text:style-name="T8">5) A quoi sert le fichier .bashrc ?</text:span><text:span text:style-name="T16"><text:tab/></text:span></text:p>
      <text:p text:style-name="P17"><text:tab/></text:p>
      <text:p text:style-name="P13"><text:span text:style-name="T17">6) Qu'est-ce qu'une machine virtuelle ?</text:span><text:span text:style-name="T16"><text:tab/></text:span></text:p>
      <text:p text:style-name="P17"><text:tab/></text:p>
      <text:p text:style-name="P17"><text:tab/></text:p>
      <text:p text:style-name="P17"/>
      <text:p text:style-name="Object_20_index_20_heading"><text:soft-page-break/>Le Shell, commandes courantes </text:p>
      <text:p text:style-name="P5">Pour chaque étape indiquez la commande nécessaire pour réaliser l'action demandée et répondez aux questions. Considérez que les commandes s'enchaînent. Dans certains cas, soyez attentifs au contexte pour savoir quelle commande utiliser.</text:p>
      <text:p text:style-name="P12">Déplacez vous dans le répertoire <text:span text:style-name="T1">Examen</text:span> de votre compte utilisateur :<text:span text:style-name="T3"> <text:tab/></text:span></text:p>
      <text:p text:style-name="P12">Créez un dossier <text:span text:style-name="T1">Fichiers</text:span> :<text:span text:style-name="T3"> <text:tab/></text:span></text:p>
      <text:p text:style-name="P12">Déplacez vous dans ce dossier :<text:span text:style-name="T3"> <text:tab/></text:span></text:p>
      <text:p text:style-name="P12">Créez un fichier texte nommé <text:span text:style-name="T1">Document</text:span> :<text:span text:style-name="T3"> <text:tab/></text:span></text:p>
      <text:p text:style-name="P12">Listez TOUS les fichiers et envoyer le résultat dans le fichier <text:span text:style-name="T1">Document</text:span> :<text:span text:style-name="T3"> <text:tab/></text:span></text:p>
      <text:p text:style-name="P12">Affichez le contenu de <text:span text:style-name="T1">Document</text:span> :<text:span text:style-name="T3"> <text:tab/></text:span></text:p>
      <text:p text:style-name="P12">Ajoutez la date du jour dans <text:span text:style-name="T1">Document</text:span> :<text:span text:style-name="T3"> <text:tab/></text:span></text:p>
      <text:p text:style-name="P12">Donnez la propriété de <text:span text:style-name="T1">Document</text:span> à <text:span text:style-name="T1">Dupond</text:span> et au groupe <text:span text:style-name="T1">Users</text:span>:<text:span text:style-name="T3"> <text:s/><text:tab/></text:span></text:p>
      <text:p text:style-name="P17"><text:tab/></text:p>
      <text:p text:style-name="P12">Afficher les droits de <text:span text:style-name="T1">Document</text:span> :<text:span text:style-name="T3"> <text:tab/></text:span></text:p>
      <text:p text:style-name="Text_20_body">La commande affiche : <text:s/><text:line-break/><text:span text:style-name="T1">-rw--w--w- <text:s/>1 Dupond <text:s/>Users <text:s/>0 <text:s/>10 ma 11:10 Document</text:span></text:p>
      <text:p text:style-name="P12">Qui peut lire ce fichier ?<text:span text:style-name="T3"> <text:tab/></text:span></text:p>
      <text:p text:style-name="P12">Qui peut modifier ce fichier ?<text:span text:style-name="T3"> <text:tab/></text:span></text:p>
      <text:p text:style-name="P12">Qui peut exécuter ce fichier ?<text:span text:style-name="T3"> <text:tab/></text:span></text:p>
      <text:p text:style-name="P12">Ajoutez le droit de lire le fichier aux utilisateurs autre que <text:span text:style-name="T1">Dupond</text:span> et les membres du groupe <text:span text:style-name="T1">Users</text:span> :<text:span text:style-name="T3"> <text:tab/></text:span></text:p>
      <text:p text:style-name="P12">Créez le chemin <text:span text:style-name="T1">Exercice/facile/</text:span> :<text:span text:style-name="T3"> <text:tab/></text:span></text:p>
      <text:p text:style-name="P12">Renommez <text:span text:style-name="T1">facile</text:span> en <text:span text:style-name="T1">difficile</text:span> <text:span text:style-name="T12">sans vous déplacer dans l’arborescence des fichiers</text:span> :<text:span text:style-name="T3"> <text:tab/></text:span></text:p>
      <text:p text:style-name="P17"><text:tab/></text:p>
      <text:p text:style-name="Text_20_body">Complétez la boucle suivante pour envoyer 5 fois les messages "<text:span text:style-name="T2">Bonjour</text:span>" dans le fichier <text:span text:style-name="T1">Messages</text:span> :</text:p>
      <text:p text:style-name="P3">for <text:span text:style-name="T3">_</text:span> <text:span text:style-name="T3">__</text:span> <text:span text:style-name="T8">{</text:span><text:span text:style-name="T3">_____</text:span><text:span text:style-name="T8">}</text:span> ; <text:span text:style-name="T3">__</text:span> </text:p>
      <text:p text:style-name="P3"><text:s text:c="4"/><text:span text:style-name="T3">____</text:span> "<text:span text:style-name="T2">Bonjour</text:span>" <text:span text:style-name="T3">__</text:span> Messages</text:p>
      <text:p text:style-name="P4"><text:soft-page-break/>____</text:p>
      <text:p text:style-name="P18">Triez le contenu du fichier <text:span text:style-name="T1">Messages</text:span> et enlevez les doublons :<text:line-break/><text:span text:style-name="T3"><text:tab/></text:span></text:p>
      <text:p text:style-name="P12">Déplacez le fichier <text:span text:style-name="T1">Messages</text:span> pour le placer 2 niveaux plus haut (dans <text:span text:style-name="T1">Exercice</text:span>) avec un <text:span text:style-name="T12">chemin relatif</text:span> :<text:span text:style-name="T3"><text:tab/></text:span></text:p>
      <text:p text:style-name="P12">Vérifiez où vous êtes :<text:span text:style-name="T3"><text:tab/></text:span></text:p>
      <text:p text:style-name="P12">La commande indique :<text:line-break/><text:span text:style-name="T1">/home/visiteur/Examen/Documents/Fichier/Exercice/</text:span></text:p>
      <text:p text:style-name="P12">C'est un chemin absolu ou relatif ?<text:span text:style-name="T3"> <text:tab/></text:span></text:p>
      <text:p text:style-name="P12">Déplacez vous dans le répertoire <text:span text:style-name="T1">/home/visiteur/bin</text:span><text:span text:style-name="T13"> :</text:span><text:span text:style-name="T14"><text:tab/></text:span></text:p>
      <text:p text:style-name="P12">Le répertoire <text:s/><text:span text:style-name="T1">/home/visiteur/bin</text:span> contient un script nommé <text:span text:style-name="T1">script.sh</text:span> qui vous appartient, modifiez les droits de ce fichier, donnez vous les droits de lecture, écriture, exécution et donnez juste le droit d'exécution à tous les autres :<text:span text:style-name="T3"> <text:tab/></text:span></text:p>
      <text:p text:style-name="P12">Lancez <text:span text:style-name="T1">script.sh</text:span> <text:span text:style-name="T12">avec un chemin absolu</text:span> :<text:span text:style-name="T3"> <text:tab/></text:span></text:p>
      <text:p text:style-name="P12">Le script retourne des erreurs, lancez le avec un chemin relatif cette fois et en envoyant les erreurs dans un fichier log :<text:span text:style-name="T3"><text:tab/></text:span></text:p>
      <text:p text:style-name="P12">En consultant les erreurs vous constatez que le programme a besoin de votre nom d'utilisateur dans une variable nommée <text:span text:style-name="T1">NAME</text:span> de l'environnement. Ajouter cette variable avec la bonne valeur dans l'environnement :<text:span text:style-name="T21">export export</text:span><text:span text:style-name="T3"> <text:tab/></text:span></text:p>
      <text:p text:style-name="P12">Vérifier que la variable est bien dans l'environnement :<text:span text:style-name="T3"><text:tab/></text:span></text:p>
      <text:p text:style-name="P12">Dans le répertoire courant il y a un fichier <text:span text:style-name="T1">nombre</text:span>, relancez le script en lui passant ce fichier en entrée :<text:span text:style-name="T3"> <text:tab/></text:span></text:p>
      <text:p text:style-name="P12">Le script prend du temps à s'exécuter, comment le passer en arrière plan ?<text:span text:style-name="T3"><text:tab/></text:span></text:p>
      <text:p text:style-name="P12">Le processus numéro 1234 consomme trop de mémoire et de processeur, tuez le violemment :<text:line-break/><text:span text:style-name="T3"><text:tab/></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Serif" svg:font-family="Liberation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Liberation Sans" svg:font-family="'Liberation Sans'"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padding="0.0193in" fo:border-left="none" fo:border-right="none" fo:border-top="none" fo:border-bottom="0.06pt solid #808080" style:shadow="none" text:number-lines="false" text:line-number="0" style:writing-mode="page">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fo:padding="0.0193in" fo:border-left="none" fo:border-right="none" fo:border-top="0.06pt solid #666666" fo:border-bottom="none" style:shadow="none" text:number-lines="false" text:line-number="0" style:writing-mode="pag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6929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3929in" fo:margin-left="0in" fo:margin-right="0in" fo:margin-bottom="0.1965in" style:shadow="none"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Université Paris 8 – Licence d’informatique à distance – Pratique, Installation et Utilisation <text:tab/><text:page-number text:select-page="current">3</text:page-number>/<text:page-count>3</text:page-count></text:p>
      </style:header>
      <style:footer>
        <text:p text:style-name="MP1"><text:tab/></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4-14T20:51:29.607764000</meta:creation-date>
    <dc:date>2021-06-10T17:41:57.394394223</dc:date>
    <meta:editing-duration>PT5H24M16S</meta:editing-duration>
    <meta:editing-cycles>48</meta:editing-cycles>
    <meta:generator>LibreOffice/6.4.7.2$Linux_X86_64 LibreOffice_project/40$Build-2</meta:generator>
    <meta:document-statistic meta:table-count="1" meta:image-count="0" meta:object-count="0" meta:page-count="3" meta:paragraph-count="62" meta:word-count="521" meta:character-count="3239" meta:non-whitespace-character-count="2680"/>
  </office:meta>
</office:document-meta>
</file>